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ssageListener.setDestination( Destination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Listener.destroy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bstractMessageListener.setTemplate( JmsTemplate 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Listen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MessageListener.setSubscriptionId( String subscrip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